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IXEIRO3" table:style-name="ta1">
        <table:shapes>
          <draw:frame draw:z-index="0" draw:style-name="gr1" draw:text-style-name="P1" svg:width="15.999cm" svg:height="8.999cm" svg:x="2.05cm" svg:y="0.1cm">
            <draw:object draw:notify-on-update-of-ranges="CAIXEIRO3.B1:CAIXEIRO3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1cm" svg:height="9.005cm" svg:x="15.636cm" svg:y="0.106cm">
            <draw:object draw:notify-on-update-of-ranges="CAIXEIRO3.C1:CAIXEIRO3.C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263" calcext:value-type="float">
            <text:p>34263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950" calcext:value-type="float">
            <text:p>38950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32" calcext:value-type="float">
            <text:p>19032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96" calcext:value-type="float">
            <text:p>30096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480" calcext:value-type="float">
            <text:p>1848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102" calcext:value-type="float">
            <text:p>24102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32" calcext:value-type="float">
            <text:p>16632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65" calcext:value-type="float">
            <text:p>9765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97" calcext:value-type="float">
            <text:p>10697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30" calcext:value-type="float">
            <text:p>7030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07" calcext:value-type="float">
            <text:p>8607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43" calcext:value-type="float">
            <text:p>5343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56" calcext:value-type="float">
            <text:p>4056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56" calcext:value-type="float">
            <text:p>4056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90" calcext:value-type="float">
            <text:p>4290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73" calcext:value-type="float">
            <text:p>4173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64" calcext:value-type="float">
            <text:p>2464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78" calcext:value-type="float">
            <text:p>1778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2" calcext:value-type="float">
            <text:p>1542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01" calcext:value-type="float">
            <text:p>1701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66" calcext:value-type="float">
            <text:p>1566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8" calcext:value-type="float">
            <text:p>1038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5" calcext:value-type="float">
            <text:p>705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2" calcext:value-type="float">
            <text:p>402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5" calcext:value-type="float">
            <text:p>465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8" calcext:value-type="float">
            <text:p>268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4" calcext:value-type="float">
            <text:p>254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2" calcext:value-type="float">
            <text:p>182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4" calcext:value-type="float">
            <text:p>174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2027" calcext:value-type="float">
            <text:p>2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2:26:42.780670506</dc:date>
    <meta:editing-duration>PT1M1S</meta:editing-duration>
    <meta:editing-cycles>1</meta:editing-cycles>
    <meta:document-statistic meta:table-count="1" meta:cell-count="30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05cm" svg:y="0.316cm" chart:style-name="ch2">
          <text:p>CAIXEIRO TESTE 3 - AVALIAÇÕES</text:p>
        </chart:title>
        <chart:plot-area chart:style-name="ch3" table:cell-range-address="CAIXEIRO3.B1:CAIXEIRO3.B100" svg:x="1.331cm" svg:y="1.275cm" svg:width="14.349cm" svg:height="6.564cm">
          <chart:coordinate-region svg:x="2.508cm" svg:y="1.474cm" svg:width="13.17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CAIXEIRO3.B1:CAIXEIRO3.B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263">
                <text:p>34263</text:p>
                <draw:g>
                  <svg:desc>CAIXEIRO3.B1:CAIXEIRO3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950">
                <text:p>389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32">
                <text:p>19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96">
                <text:p>30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480">
                <text:p>184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102">
                <text:p>24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632">
                <text:p>16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65">
                <text:p>9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97">
                <text:p>10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7">
                <text:p>8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43">
                <text:p>53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line" chart:style-name="ch1">
        <chart:title svg:x="4.779cm" svg:y="0.316cm" chart:style-name="ch2">
          <text:p>CAIXEIRO TESTE 3 - FITNESS</text:p>
        </chart:title>
        <chart:plot-area chart:style-name="ch3" table:cell-range-address="CAIXEIRO3.C1:CAIXEIRO3.C100" svg:x="1.331cm" svg:y="1.275cm" svg:width="14.371cm" svg:height="6.57cm">
          <chart:coordinate-region svg:x="2.323cm" svg:y="1.474cm" svg:width="13.379cm" svg:height="5.579cm"/>
          <chart:axis chart:dimension="x" chart:name="primary-x" chart:style-name="ch4">
            <chart:title svg:x="7.559cm" svg:y="8.025cm" chart:style-name="ch5">
              <text:p>GERAÇÕES</text:p>
            </chart:title>
          </chart:axis>
          <chart:axis chart:dimension="y" chart:name="primary-y" chart:style-name="ch4">
            <chart:title svg:x="0.451cm" svg:y="5.279cm" chart:style-name="ch6">
              <text:p>FITNESS</text:p>
            </chart:title>
            <chart:grid chart:style-name="ch7" chart:class="major"/>
          </chart:axis>
          <chart:series chart:style-name="ch8" chart:values-cell-range-address="CAIXEIRO3.C1:CAIXEIRO3.C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9">
                <text:p>1509</text:p>
                <draw:g>
                  <svg:desc>CAIXEIRO3.C1:CAIXEIRO3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27">
                <text:p>20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